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erif" svg:font-family="'Bitstream Vera Serif'"/>
    <style:font-face style:name="OpenSymbol" svg:font-family="Open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2" style:family="paragraph" style:parent-style-name="Preformatted_20_Text">
      <style:text-properties style:font-name="Times New Roman" fo:font-size="12pt" style:text-underline-style="none" style:font-size-asian="12pt" style:font-size-complex="12pt"/>
    </style:style>
    <style:style style:name="P3" style:family="paragraph" style:parent-style-name="Preformatted_20_Text">
      <style:paragraph-properties fo:margin-left="0.609cm" fo:margin-right="0cm" fo:text-align="center" style:justify-single-word="false" fo:text-indent="0cm" style:auto-text-indent="false"/>
      <style:text-properties style:font-name="Times New Roman" fo:font-size="20pt" style:font-size-asian="20pt" style:font-size-complex="20pt"/>
    </style:style>
    <style:style style:name="P4" style:family="paragraph" style:parent-style-name="Preformatted_20_Text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Preformatted_20_Text" style:list-style-name="L1">
      <style:text-properties style:font-name="Times New Roman" fo:font-size="12pt" style:text-underline-style="none" style:font-size-asian="12pt" style:font-size-complex="12pt"/>
    </style:style>
    <style:style style:name="P6" style:family="paragraph" style:parent-style-name="Preformatted_20_Text" style:list-style-name="L2">
      <style:text-properties style:font-name="Times New Roman" fo:font-size="12pt" style:text-underline-style="none" style:font-size-asian="12pt" style:font-size-complex="12pt"/>
    </style:style>
    <style:style style:name="P7" style:family="paragraph" style:parent-style-name="Preformatted_20_Text" style:list-style-name="L3">
      <style:text-properties style:font-name="Times New Roman" fo:font-size="12pt" style:text-underline-style="none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rtPropoPlus Version 3.3.10</text:p>
      <text:p text:style-name="P1">Release Notes</text:p>
      <text:p text:style-name="P1"/>
      <text:p text:style-name="P2">This version can be used with PPJoy or vJoy (mutual exclusive).</text:p>
      <text:p text:style-name="P2">Among the changes:</text:p>
      <text:list xml:id="list29121050" text:style-name="L1">
        <text:list-item>
          <text:p text:style-name="P5">Installer: Enable installation if vJoy is installed.</text:p>
        </text:list-item>
        <text:list-item>
          <text:p text:style-name="P5">User Interface: Refers to 'virtual joystick' as a common name to vJoy/PPJoy</text:p>
        </text:list-item>
        <text:list-item>
          <text:p text:style-name="P5">User Interface: When connecting to a <text:s/>virtual joystick – it displays a pop-up message indicating which one (vJoy/PPJoy) was detected.</text:p>
        </text:list-item>
      </text:list>
      <text:p text:style-name="P2"/>
      <text:p text:style-name="P2">Limitations:</text:p>
      <text:list xml:id="list29117908" text:style-name="L2">
        <text:list-item>
          <text:p text:style-name="P6">MS Windows only.</text:p>
        </text:list-item>
      </text:list>
      <text:list xml:id="list29134550" text:style-name="L3">
        <text:list-item>
          <text:p text:style-name="P7">Windows XP or higher.</text:p>
        </text:list-item>
        <text:list-item>
          <text:p text:style-name="P7">Vista: SP1 requir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/>
    <style:font-face style:name="OpenSymbol" svg:font-family="Open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ZA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Z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Release notes for SmartPropoPlus version 3.3.6</dc:title>
    <meta:creation-date>2007-12-01T22:17:14</meta:creation-date>
    <dc:date>2011-05-01T09:07:21.96</dc:date>
    <meta:keyword>Vista</meta:keyword>
    <meta:keyword>anti jitter</meta:keyword>
    <meta:editing-cycles>60</meta:editing-cycles>
    <meta:editing-duration>PT03H52M19S</meta:editing-duration>
    <meta:document-statistic meta:table-count="0" meta:image-count="0" meta:object-count="0" meta:page-count="1" meta:paragraph-count="11" meta:word-count="75" meta:character-count="458"/>
    <meta:user-defined meta:name="Info 1"/>
    <meta:user-defined meta:name="Info 2"/>
    <meta:user-defined meta:name="Info 3"/>
    <meta:user-defined meta:name="Info 4"/>
  </office:meta>
</office:document-meta>
</file>